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638in"/>
    </style:style>
    <style:style style:name="co2" style:family="table-column">
      <style:table-column-properties fo:break-before="auto" style:column-width="4.8925in"/>
    </style:style>
    <style:style style:name="co3" style:family="table-column">
      <style:table-column-properties fo:break-before="auto" style:column-width="3.3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2 distanceAlgorithm STATISTICS Algorithms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5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1.0204081632653">
            <text:p>51.02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m,n,9,t,v,x,7,aa,ab,ac,11,ae,3,ag,ah,ai,aj,an,ao,ap,1,4,5,</text:p>
          </table:table-cell>
          <table:table-cell office:value-type="string">
            <text:p>m,n,9,v,7,ac,11,ae,ag,ai,an,ao,ap,4,</text:p>
          </table:table-cell>
          <table:table-cell office:value-type="string">
            <text:p>m,n,9,v,7,ac,11,ae,ag,ai,an,ao,ap,4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j,l,m,n,o,9,t,v,x,y,7,aa,ab,ac,11,3,ag,ah,ai,aj,am,an,ap,8,1,4,</text:p>
          </table:table-cell>
          <table:table-cell office:value-type="string">
            <text:p>j,m,o,v,7,11,ag,ai,aj,an,ap,</text:p>
          </table:table-cell>
          <table:table-cell office:value-type="string">
            <text:p>j,m,o,v,7,11,ag,ai,aj,an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5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1.0204081632653">
            <text:p>51.02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e,m,n,9,t,v,x,7,aa,ab,ac,11,3,ag,ah,aj,an,ao,ap,8,1,4,5,</text:p>
          </table:table-cell>
          <table:table-cell office:value-type="string">
            <text:p>m,n,9,v,7,11,ag,aj,an,ao,ap,4,</text:p>
          </table:table-cell>
          <table:table-cell office:value-type="string">
            <text:p>m,n,9,v,7,11,ag,aj,an,ao,ap,4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0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1.2244897959184">
            <text:p>61.22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k,m,n,o,9,t,v,x,y,aa,ab,ac,11,ad,ae,3,ag,ah,ai,aj,am,an,ap,8,1,4,5,</text:p>
          </table:table-cell>
          <table:table-cell office:value-type="string">
            <text:p>k,m,n,v,ac,ad,ag,ai,aj,an,ap,8,4,</text:p>
          </table:table-cell>
          <table:table-cell office:value-type="string">
            <text:p>k,m,n,v,ac,ad,ag,ai,aj,an,ap,8,4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5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1.0204081632653">
            <text:p>51.02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m,n,9,t,v,x,7,aa,ab,ac,11,3,ag,ah,ai,aj,am,an,ap,1,4,5,</text:p>
          </table:table-cell>
          <table:table-cell office:value-type="string">
            <text:p>a,m,9,v,7,11,ag,an,ap,4,</text:p>
          </table:table-cell>
          <table:table-cell office:value-type="string">
            <text:p>a,m,9,v,7,11,ag,an,ap,4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e,m,n,o,9,t,v,x,7,aa,ab,ac,11,3,ag,ah,ai,aj,an,ap,8,1,4,5,</text:p>
          </table:table-cell>
          <table:table-cell office:value-type="string">
            <text:p>m,n,o,9,v,7,ac,11,ag,ai,aj,an,ap,4,</text:p>
          </table:table-cell>
          <table:table-cell office:value-type="string">
            <text:p>m,n,o,9,v,7,ac,11,ag,ai,aj,an,ap,4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e,m,n,o,9,t,v,x,7,aa,ab,ac,11,ae,3,ag,ah,ai,aj,an,ao,ap,8,1,4,5,</text:p>
          </table:table-cell>
          <table:table-cell office:value-type="string">
            <text:p>m,n,9,v,7,11,ag,ai,an,ao,ap,8,4,5,</text:p>
          </table:table-cell>
          <table:table-cell office:value-type="string">
            <text:p>m,n,9,v,7,11,ag,ai,an,ao,ap,8,4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0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1.2244897959184">
            <text:p>61.22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k,m,n,o,9,t,v,x,y,aa,ab,ac,11,ad,ae,3,ag,ah,ai,aj,am,an,ap,8,1,4,5,</text:p>
          </table:table-cell>
          <table:table-cell office:value-type="string">
            <text:p>k,m,n,v,ac,ad,ag,ai,aj,an,ap,8,4,</text:p>
          </table:table-cell>
          <table:table-cell office:value-type="string">
            <text:p>k,m,n,v,ac,ad,ag,ai,aj,an,ap,8,4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j,m,n,9,t,v,x,y,7,aa,ab,ac,11,ad,ae,3,ag,ah,ai,am,an,ap,8,1,5,</text:p>
          </table:table-cell>
          <table:table-cell office:value-type="string">
            <text:p>j,m,n,v,7,ac,ad,ag,ai,an,ap,5,</text:p>
          </table:table-cell>
          <table:table-cell office:value-type="string">
            <text:p>j,m,n,v,7,ac,ad,ag,ai,an,ap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j,m,n,9,t,v,x,y,7,aa,ab,11,ad,ae,3,ag,ah,ai,aj,am,an,ao,ap,8,1,5,</text:p>
          </table:table-cell>
          <table:table-cell office:value-type="string">
            <text:p>j,m,n,v,7,ad,ae,ag,ai,an,ao,ap,5,</text:p>
          </table:table-cell>
          <table:table-cell office:value-type="string">
            <text:p>j,m,n,v,7,ad,ae,ag,ai,an,ao,ap,5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2 distanceAlgorithm STATISTICS Algorithms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2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5.3061224489796">
            <text:p>65.31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e,h,i,l,9,s,v,x,7,aa,ab,13,ac,11,ad,3,af,ag,ah,ai,aj,al,am,an,ao,ap,8,2,4,5,</text:p>
          </table:table-cell>
          <table:table-cell office:value-type="string">
            <text:p>a,e,h,l,9,s,x,7,aa,ac,11,ad,ag,ai,al,am,an,ao,ap,8,2,</text:p>
          </table:table-cell>
          <table:table-cell office:value-type="string">
            <text:p>a,e,h,l,9,s,x,7,aa,ac,11,ad,ag,ai,al,am,an,ao,ap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2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5.3061224489796">
            <text:p>65.31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e,h,i,l,9,s,v,x,7,aa,ab,13,ac,11,ad,3,af,ag,ah,ai,aj,al,am,an,ao,ap,8,2,4,5,</text:p>
          </table:table-cell>
          <table:table-cell office:value-type="string">
            <text:p>a,e,h,l,9,s,x,7,aa,ac,11,ad,ag,ai,al,am,an,ao,ap,8,2,</text:p>
          </table:table-cell>
          <table:table-cell office:value-type="string">
            <text:p>a,e,h,l,9,s,x,7,aa,ac,11,ad,ag,ai,al,am,an,ao,ap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2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5.3061224489796">
            <text:p>65.31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e,h,i,l,9,s,v,x,7,aa,ab,13,ac,11,ad,3,af,ag,ah,ai,aj,al,am,an,ao,ap,8,2,4,5,</text:p>
          </table:table-cell>
          <table:table-cell office:value-type="string">
            <text:p>a,e,h,l,9,s,x,7,aa,ac,11,ad,ag,ai,al,am,an,ao,ap,8,2,</text:p>
          </table:table-cell>
          <table:table-cell office:value-type="string">
            <text:p>a,e,h,l,9,s,x,7,aa,ac,11,ad,ag,ai,al,am,an,ao,ap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2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5.3061224489796">
            <text:p>65.31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e,h,i,l,9,s,v,x,7,aa,ab,13,ac,11,ad,3,af,ag,ah,ai,aj,al,am,an,ao,ap,8,2,4,5,</text:p>
          </table:table-cell>
          <table:table-cell office:value-type="string">
            <text:p>a,e,h,l,9,s,x,7,aa,ac,11,ad,ag,ai,al,am,an,ao,ap,8,2,</text:p>
          </table:table-cell>
          <table:table-cell office:value-type="string">
            <text:p>a,e,h,l,9,s,x,7,aa,ac,11,ad,ag,ai,al,am,an,ao,ap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2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5.3061224489796">
            <text:p>65.31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e,h,i,l,9,s,v,x,7,aa,ab,13,ac,11,ad,3,af,ag,ah,ai,aj,al,am,an,ao,ap,8,2,4,5,</text:p>
          </table:table-cell>
          <table:table-cell office:value-type="string">
            <text:p>a,e,h,l,9,s,x,7,aa,ac,11,ad,ag,ai,al,am,an,ao,ap,8,2,</text:p>
          </table:table-cell>
          <table:table-cell office:value-type="string">
            <text:p>a,e,h,l,9,s,x,7,aa,ac,11,ad,ag,ai,al,am,an,ao,ap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2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5.3061224489796">
            <text:p>65.31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e,h,i,l,9,s,v,x,7,aa,ab,13,ac,11,ad,3,af,ag,ah,ai,aj,al,am,an,ao,ap,8,2,4,5,</text:p>
          </table:table-cell>
          <table:table-cell office:value-type="string">
            <text:p>a,e,h,l,9,s,x,7,aa,ac,11,ad,ag,ai,al,am,an,ao,ap,8,2,</text:p>
          </table:table-cell>
          <table:table-cell office:value-type="string">
            <text:p>a,e,h,l,9,s,x,7,aa,ac,11,ad,ag,ai,al,am,an,ao,ap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2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5.3061224489796">
            <text:p>65.31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e,h,i,l,9,s,v,x,7,aa,ab,13,ac,11,ad,3,af,ag,ah,ai,aj,al,am,an,ao,ap,8,2,4,5,</text:p>
          </table:table-cell>
          <table:table-cell office:value-type="string">
            <text:p>a,e,h,l,9,s,x,7,aa,ac,11,ad,ag,ai,al,am,an,ao,ap,8,2,</text:p>
          </table:table-cell>
          <table:table-cell office:value-type="string">
            <text:p>a,e,h,l,9,s,x,7,aa,ac,11,ad,ag,ai,al,am,an,ao,ap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2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5.3061224489796">
            <text:p>65.31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e,h,i,l,9,s,v,x,7,aa,ab,13,ac,11,ad,3,af,ag,ah,ai,aj,al,am,an,ao,ap,8,2,4,5,</text:p>
          </table:table-cell>
          <table:table-cell office:value-type="string">
            <text:p>a,e,h,l,9,s,x,7,aa,ac,11,ad,ag,ai,al,am,an,ao,ap,8,2,</text:p>
          </table:table-cell>
          <table:table-cell office:value-type="string">
            <text:p>a,e,h,l,9,s,x,7,aa,ac,11,ad,ag,ai,al,am,an,ao,ap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2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5.3061224489796">
            <text:p>65.31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e,h,i,l,9,s,v,x,7,aa,ab,13,ac,11,ad,3,af,ag,ah,ai,aj,al,am,an,ao,ap,8,2,4,5,</text:p>
          </table:table-cell>
          <table:table-cell office:value-type="string">
            <text:p>a,e,h,l,9,s,x,7,aa,ac,11,ad,ag,ai,al,am,an,ao,ap,8,2,</text:p>
          </table:table-cell>
          <table:table-cell office:value-type="string">
            <text:p>a,e,h,l,9,s,x,7,aa,ac,11,ad,ag,ai,al,am,an,ao,ap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2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5.3061224489796">
            <text:p>65.31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e,h,i,l,9,s,v,x,7,aa,ab,13,ac,11,ad,3,af,ag,ah,ai,aj,al,am,an,ao,ap,8,2,4,5,</text:p>
          </table:table-cell>
          <table:table-cell office:value-type="string">
            <text:p>a,e,h,l,9,s,x,7,aa,ac,11,ad,ag,ai,al,am,an,ao,ap,8,2,</text:p>
          </table:table-cell>
          <table:table-cell office:value-type="string">
            <text:p>a,e,h,l,9,s,x,7,aa,ac,11,ad,ag,ai,al,am,an,ao,ap,8,2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1:34:31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